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Avenir Next" svg:font-family="'Avenir Nex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officeooo:rsid="000eecf0" officeooo:paragraph-rsid="00158dd8"/>
    </style:style>
    <style:style style:name="P4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5" style:family="paragraph" style:parent-style-name="Standard">
      <style:text-properties officeooo:rsid="0010dd91" officeooo:paragraph-rsid="0010dd91"/>
    </style:style>
    <style:style style:name="P6" style:family="paragraph" style:parent-style-name="Standard">
      <style:paragraph-properties fo:line-height="200%"/>
      <style:text-properties style:font-name="Ubuntu Mono" fo:font-size="16pt" officeooo:rsid="0011cd0f" officeooo:paragraph-rsid="0011cd0f" style:font-size-asian="14pt" style:font-size-complex="16pt"/>
    </style:style>
    <style:style style:name="P7" style:family="paragraph" style:parent-style-name="Standard">
      <style:paragraph-properties fo:line-height="200%"/>
      <style:text-properties style:font-name="Ubuntu Mono" fo:font-size="16pt" officeooo:rsid="0011cd0f" officeooo:paragraph-rsid="00131236" style:font-size-asian="14pt" style:font-size-complex="16pt"/>
    </style:style>
    <style:style style:name="P8" style:family="paragraph" style:parent-style-name="Standard">
      <style:paragraph-properties fo:line-height="200%"/>
      <style:text-properties style:font-name="Ubuntu Mono" fo:font-size="16pt" officeooo:rsid="0011cd0f" officeooo:paragraph-rsid="001a9f33" style:font-size-asian="14pt" style:font-size-complex="16pt"/>
    </style:style>
    <style:style style:name="P9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31236" style:font-size-asian="14pt" style:font-size-complex="16pt"/>
    </style:style>
    <style:style style:name="P10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a9f33" style:font-size-asian="14pt" style:font-size-complex="16pt"/>
    </style:style>
    <style:style style:name="P11" style:family="paragraph" style:parent-style-name="Standard">
      <style:paragraph-properties fo:line-height="200%"/>
      <style:text-properties style:font-name="Ubuntu Mono" fo:font-size="16pt" style:text-underline-style="none" officeooo:rsid="00131236" officeooo:paragraph-rsid="00187d8f" style:font-size-asian="14pt" style:font-size-complex="16pt"/>
    </style:style>
    <style:style style:name="P12" style:family="paragraph" style:parent-style-name="Standard" style:list-style-name="L1">
      <style:text-properties officeooo:rsid="001f565a" officeooo:paragraph-rsid="001f565a"/>
    </style:style>
    <style:style style:name="P13" style:family="paragraph" style:parent-style-name="Standard">
      <style:text-properties officeooo:rsid="001f565a" officeooo:paragraph-rsid="001f565a"/>
    </style:style>
    <style:style style:name="P14" style:family="paragraph" style:parent-style-name="Standard">
      <style:text-properties officeooo:rsid="001f565a" officeooo:paragraph-rsid="001f7c69"/>
    </style:style>
    <style:style style:name="P15" style:family="paragraph" style:parent-style-name="Standard">
      <style:paragraph-properties fo:line-height="200%"/>
      <style:text-properties style:font-name="Ubuntu Mono" fo:font-size="16pt" officeooo:rsid="001f565a" officeooo:paragraph-rsid="001f565a" style:font-size-asian="16pt" style:font-size-complex="16pt"/>
    </style:style>
    <style:style style:name="P16" style:family="paragraph" style:parent-style-name="Standard">
      <style:paragraph-properties fo:line-height="200%"/>
      <style:text-properties style:font-name="Ubuntu Mono" fo:font-size="16pt" officeooo:rsid="001f565a" officeooo:paragraph-rsid="001f7c69" style:font-size-asian="16pt" style:font-size-complex="16pt"/>
    </style:style>
    <style:style style:name="P17" style:family="paragraph" style:parent-style-name="Standard">
      <style:paragraph-properties fo:line-height="200%"/>
      <style:text-properties style:font-name="Ubuntu Mono" fo:font-size="16pt" style:text-underline-style="none" officeooo:rsid="001f565a" officeooo:paragraph-rsid="001f7c69" style:font-size-asian="16pt" style:font-size-complex="16pt"/>
    </style:style>
    <style:style style:name="P18" style:family="paragraph" style:parent-style-name="Standard">
      <style:text-properties style:font-name="Linux Libertine O1" fo:font-size="12pt" style:text-underline-style="none" fo:font-weight="bold" officeooo:rsid="001f7c69" officeooo:paragraph-rsid="001f7c69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200%" fo:break-before="page"/>
      <style:text-properties style:font-name="Ubuntu Mono" fo:font-size="16pt" officeooo:rsid="001f565a" officeooo:paragraph-rsid="001f7c69" style:font-size-asian="16pt" style:font-size-complex="16pt"/>
    </style:style>
    <style:style style:name="P20" style:family="paragraph">
      <loext:graphic-properties draw:fill="solid" draw:fill-color="#a6efe3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a6efe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align="center" fo:text-indent="0in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start" fo:text-indent="0in"/>
    </style:style>
    <style:style style:name="P26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"/>
    </style:style>
    <style:style style:name="T2" style:family="text">
      <style:text-properties style:font-name="Avenir Next" fo:font-weight="600" style:font-size-asian="10.5pt" style:font-weight-asian="bold" style:font-weight-complex="normal"/>
    </style:style>
    <style:style style:name="T3" style:family="text">
      <style:text-properties style:font-name="Avenir Next" fo:font-weight="250" style:font-size-asian="10.5pt"/>
    </style:style>
    <style:style style:name="T4" style:family="text">
      <style:text-properties style:font-name="Avenir Next" officeooo:rsid="001f565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a3d1"/>
    </style:style>
    <style:style style:name="T8" style:family="text">
      <style:text-properties style:text-underline-style="solid" style:text-underline-width="auto" style:text-underline-color="font-color" officeooo:rsid="0011cd0f" style:font-size-asian="14pt"/>
    </style:style>
    <style:style style:name="T9" style:family="text">
      <style:text-properties style:text-underline-style="solid" style:text-underline-width="auto" style:text-underline-color="font-color" officeooo:rsid="0014a3d1" style:font-size-asian="14pt"/>
    </style:style>
    <style:style style:name="T10" style:family="text">
      <style:text-properties style:text-underline-style="solid" style:text-underline-width="auto" style:text-underline-color="font-color" officeooo:rsid="00131236" style:font-size-asian="14pt"/>
    </style:style>
    <style:style style:name="T11" style:family="text">
      <style:text-properties style:text-underline-style="solid" style:text-underline-width="auto" style:text-underline-color="font-color" officeooo:rsid="0014a3d1" style:font-name-asian="Linux Libertine O" style:font-size-asian="14pt" style:font-name-complex="Linux Libertine O"/>
    </style:style>
    <style:style style:name="T12" style:family="text">
      <style:text-properties style:text-underline-style="solid" style:text-underline-width="auto" style:text-underline-color="font-color" officeooo:rsid="00131236" style:font-name-asian="Linux Libertine O" style:font-size-asian="14pt" style:font-name-complex="Linux Libertine O"/>
    </style:style>
    <style:style style:name="T13" style:family="text">
      <style:text-properties style:text-underline-style="solid" style:text-underline-width="auto" style:text-underline-color="font-color" officeooo:rsid="0014a3d1" style:font-name-asian="Linux Libertine O" style:font-size-asian="14pt" style:font-name-complex="Linux Libertine O"/>
    </style:style>
    <style:style style:name="T14" style:family="text">
      <style:text-properties style:text-underline-style="solid" style:text-underline-width="auto" style:text-underline-color="font-color" officeooo:rsid="0011cd0f" style:font-name-asian="Linux Libertine O" style:font-size-asian="14pt" style:font-name-complex="Linux Libertine O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31236"/>
    </style:style>
    <style:style style:name="T17" style:family="text">
      <style:text-properties style:text-underline-style="none" officeooo:rsid="0018d908"/>
    </style:style>
    <style:style style:name="T18" style:family="text">
      <style:text-properties style:text-underline-style="none" officeooo:rsid="0011cd0f" style:font-size-asian="14pt"/>
    </style:style>
    <style:style style:name="T19" style:family="text">
      <style:text-properties style:text-underline-style="none" officeooo:rsid="001f7c69" style:font-size-asian="14pt"/>
    </style:style>
    <style:style style:name="T20" style:family="text">
      <style:text-properties style:text-underline-style="none" officeooo:rsid="00131236" style:font-size-asian="14pt"/>
    </style:style>
    <style:style style:name="T21" style:family="text">
      <style:text-properties style:text-underline-style="none" officeooo:rsid="00131236" style:font-name-asian="Linux Libertine O" style:font-size-asian="14pt" style:font-name-complex="Linux Libertine O"/>
    </style:style>
    <style:style style:name="T22" style:family="text">
      <style:text-properties style:text-underline-style="none" officeooo:rsid="001f7c69" style:font-name-asian="Linux Libertine O" style:font-size-asian="14pt" style:font-name-complex="Linux Libertine O"/>
    </style:style>
    <style:style style:name="T23" style:family="text">
      <style:text-properties style:text-underline-style="none" officeooo:rsid="0011cd0f" style:font-name-asian="Linux Libertine O" style:font-size-asian="14pt" style:font-name-complex="Linux Libertine O"/>
    </style:style>
    <style:style style:name="T24" style:family="text">
      <style:text-properties style:text-underline-style="none" officeooo:rsid="001f7c69" style:font-name-asian="Linux Libertine O" style:font-size-asian="14pt" style:font-name-complex="Linux Libertine O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Ubuntu Mono" officeooo:rsid="001f565a"/>
    </style:style>
    <style:style style:name="T27" style:family="text">
      <style:text-properties officeooo:rsid="00131236"/>
    </style:style>
    <style:style style:name="T28" style:family="text">
      <style:text-properties style:font-name="Ubuntu Mono1" officeooo:rsid="00131236"/>
    </style:style>
    <style:style style:name="T29" style:family="text">
      <style:text-properties style:font-name="Ubuntu Mono1" style:text-underline-style="none" officeooo:rsid="00131236"/>
    </style:style>
    <style:style style:name="T30" style:family="text">
      <style:text-properties style:font-name="Linux Libertine O" officeooo:rsid="001a9f33" style:font-name-asian="Linux Libertine O" style:font-name-complex="Linux Libertine O"/>
    </style:style>
    <style:style style:name="T31" style:family="text">
      <style:text-properties style:font-name="Linux Libertine O" officeooo:rsid="001a9f33" style:font-name-asian="Linux Libertine O" style:font-size-asian="14pt" style:font-name-complex="Linux Libertine O"/>
    </style:style>
    <style:style style:name="T32" style:family="text">
      <style:text-properties style:font-name="Linux Libertine O" style:text-underline-style="none" officeooo:rsid="001a9f33" style:font-name-asian="Linux Libertine O" style:font-name-complex="Linux Libertine O"/>
    </style:style>
    <style:style style:name="T33" style:family="text">
      <style:text-properties style:font-name="Linux Libertine O" style:text-underline-style="none" officeooo:rsid="001a9f33" style:font-name-asian="Linux Libertine O" style:font-size-asian="14pt" style:font-name-complex="Linux Libertine O"/>
    </style:style>
    <style:style style:name="T34" style:family="text">
      <style:text-properties officeooo:rsid="001f565a"/>
    </style:style>
    <style:style style:name="T35" style:family="text">
      <style:text-properties officeooo:rsid="0011cd0f" style:font-size-asian="14pt"/>
    </style:style>
    <style:style style:name="T36" style:family="text">
      <style:text-properties officeooo:rsid="0014a3d1" style:font-size-asian="14pt"/>
    </style:style>
    <style:style style:name="T37" style:family="text">
      <style:text-properties officeooo:rsid="001f7c69" style:font-size-asian="14pt"/>
    </style:style>
    <style:style style:name="T38" style:family="text">
      <style:text-properties officeooo:rsid="001f7c69"/>
    </style:style>
    <style:style style:name="T39" style:family="text">
      <style:text-properties style:font-name="Linux Libertine O" officeooo:rsid="001f7c69" style:font-name-asian="Linux Libertine O" style:font-name-complex="Linux Libertine O"/>
    </style:style>
    <style:style style:name="T40" style:family="text">
      <style:text-properties style:font-name="Linux Libertine O" officeooo:rsid="001f7c69" style:font-name-asian="Linux Libertine O" style:font-size-asian="14pt" style:font-name-complex="Linux Libertine O"/>
    </style:style>
    <style:style style:name="T41" style:family="text">
      <style:text-properties style:font-name-asian="Linux Libertine O" style:font-name-complex="Linux Libertine O"/>
    </style:style>
    <style:style style:name="T42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25in" fo:text-indent="-0.25in" fo:margin-left="4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1252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a6efe3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0953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g text:anchor-type="paragraph" draw:z-index="0" draw:style-name="gr1"><draw:custom-shape draw:style-name="gr2" draw:text-style-name="P20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20" svg:width="2.0004in" svg:height="2.5004in" svg:x="0.1in" svg:y="0.1126in"><text:p/><draw:enhanced-geometry svg:viewBox="0 0 21600 21600" draw:type="rectangle" draw:enhanced-path="M 0 0 L 21600 0 21600 21600 0 21600 0 0 Z N"/></draw:custom-shape><draw:g draw:style-name="gr4"><draw:path draw:style-name="gr5" draw:text-style-name="P21" svg:width="0.6839in" svg:height="1.2531in" draw:transform="skewX (-0.000523598775598277) rotate (2.71468511855198) translate (1.60748028464996in 2.39221900810893in)" svg:viewBox="0 0 1738 3184" svg:d="M0 0c1535-1 525 1156 525 1156 0 0-714 883 473 1041 1188 157 588 987 588 987"><text:p/></draw:path><draw:path draw:style-name="gr5" draw:text-style-name="P21" svg:width="0.6843in" svg:height="1.2543in" draw:transform="skewX (0.0015707963267949) rotate (2.71625591487877) translate (1.60787401574803in 2.58906933508311in)" svg:viewBox="0 0 1739 3187" svg:d="M0 0c1535 2 525 1157 525 1157 0 0-713 882 474 1041 1188 160 589 989 589 989"><text:p/></draw:path><draw:line draw:style-name="gr5" draw:text-style-name="P21" svg:x1="1.4075in" svg:y1="1.4028in" svg:x2="1.5575in" svg:y2="1.4028in"><text:p/></draw:line><draw:line draw:style-name="gr5" draw:text-style-name="P21" svg:x1="1.4575in" svg:y1="1.5028in" svg:x2="1.6898in" svg:y2="1.5028in"><text:p/></draw:line><draw:line draw:style-name="gr5" draw:text-style-name="P21" svg:x1="1.6858in" svg:y1="1.6937in" svg:x2="1.7795in" svg:y2="1.6937in"><text:p/></draw:line><draw:line draw:style-name="gr5" draw:text-style-name="P21" svg:x1="1.5449in" svg:y1="1.5972in" svg:x2="1.7772in" svg:y2="1.5972in"><text:p/></draw:line><draw:line draw:style-name="gr5" draw:text-style-name="P21" svg:x1="1.6287in" svg:y1="1.8772in" svg:x2="1.7787in" svg:y2="1.8772in"><text:p/></draw:line><draw:line draw:style-name="gr5" draw:text-style-name="P21" svg:x1="1.4685in" svg:y1="1.9772in" svg:x2="1.7358in" svg:y2="1.9772in"><text:p/></draw:line><draw:line draw:style-name="gr5" draw:text-style-name="P21" svg:x1="1.372in" svg:y1="2.1681in" svg:x2="1.4756in" svg:y2="2.1681in"><text:p/></draw:line><draw:line draw:style-name="gr5" draw:text-style-name="P21" svg:x1="1.3882in" svg:y1="2.0717in" svg:x2="1.6366in" svg:y2="2.0717in"><text:p/></draw:line><draw:line draw:style-name="gr5" draw:text-style-name="P21" svg:x1="1.3654in" svg:y1="2.3894in" svg:x2="1.5976in" svg:y2="2.3894in"><text:p/></draw:line><draw:line draw:style-name="gr5" draw:text-style-name="P21" svg:x1="1.3815in" svg:y1="2.2929in" svg:x2="1.4386in" svg:y2="2.2929in"><text:p/></draw:line></draw:g><draw:custom-shape draw:style-name="gr6" draw:text-style-name="P22" svg:width="0.3551in" svg:height="0.224in" svg:x="1.3602in" svg:y="0.9835in"><text:p/><draw:enhanced-geometry svg:viewBox="0 0 21600 21600" draw:type="rectangle" draw:enhanced-path="M 0 0 L 21600 0 21600 21600 0 21600 0 0 Z N"/></draw:custom-shape><draw:custom-shape draw:style-name="gr7" draw:text-style-name="P20" svg:width="1.7598in" svg:height="0.7504in" svg:x="0.2201in" svg:y="0.25in"><text:p/><draw:enhanced-geometry svg:viewBox="0 0 21600 21600" draw:type="rectangle" draw:enhanced-path="M 0 0 L 21600 0 21600 21600 0 21600 0 0 Z N"/></draw:custom-shape><draw:frame draw:style-name="gr8" draw:text-style-name="P24" svg:width="1.7004in" svg:height="0.7831in" svg:x="0.25in" svg:y="0.2673in"><draw:text-box><text:p text:style-name="P23"><text:span text:style-name="T42">CS</text:span><text:span text:style-name="T43">101</text:span></text:p></draw:text-box></draw:frame><draw:custom-shape draw:style-name="gr9" draw:text-style-name="P26" svg:width="0.7803in" svg:height="0.2004in" svg:x="0.2201in" svg:y="1in"><text:p text:style-name="P25"><text:span text:style-name="T44">lab05</text:span></text:p><draw:enhanced-geometry svg:viewBox="0 0 21600 21600" draw:type="rectangle" draw:enhanced-path="M 0 0 L 21600 0 21600 21600 0 21600 0 0 Z N"/></draw:custom-shape><draw:custom-shape draw:style-name="gr10" draw:text-style-name="P22" svg:width="0.3551in" svg:height="0.1941in" svg:x="1.3244in" svg:y="2.4043in"><text:p/><draw:enhanced-geometry svg:viewBox="0 0 21600 21600" draw:mirror-horizontal="false" draw:mirror-vertical="false" draw:type="rectangle" draw:enhanced-path="M 0 0 L 21600 0 21600 21600 0 21600 0 0 Z N"/></draw:custom-shape></draw:g><text:span text:style-name="T25"> Name:________________________________<text:tab/>Section:</text:span><text:span text:style-name="T6">__AY____</text:span></text:p>
      <text:p text:style-name="P4"/>
      <text:p text:style-name="P4"><text:s/>Objectives</text:p>
      <text:list xml:id="list1851065497775157043" text:style-name="L1">
        <text:list-item>
          <text:p text:style-name="P12">Explore the use of lists <text:span text:style-name="T38">and </text:span>loops to carry out repetitive tasks.</text:p>
        </text:list-item>
      </text:list>
      <text:p text:style-name="P2"/>
      <text:p text:style-name="P4"><text:s/><text:span text:style-name="T34">Processing Data</text:span></text:p>
      <text:p text:style-name="P3"><text:s/><text:span text:style-name="T34">The </text:span><text:span text:style-name="T26">for</text:span><text:span text:style-name="T34"> loop and the </text:span><text:span text:style-name="T26">list</text:span><text:span text:style-name="T34"> are a natural pair: <text:s/>given a collection of</text:span></text:p>
      <text:p text:style-name="P3"><text:s/><text:span text:style-name="T34">data elements, we sequentially process them until complete.</text:span></text:p>
      <text:p text:style-name="P3"/>
      <text:p text:style-name="P14"><text:s/><text:span text:style-name="T38">In this lab exercise, you’ll get more practice at constructing </text:span></text:p>
      <text:p text:style-name="P14"><text:span text:style-name="T38"><text:s/>workflows that take advantage of lists. <text:s/></text:span>Complete the following code </text:p>
      <text:p text:style-name="P14"><text:s/>snippets “logically”. <text:s/>The expected <text:span text:style-name="T38">behavior</text:span> is listed before each </text:p>
      <text:p text:style-name="P14"><text:s/>snippet.</text:p>
      <text:p text:style-name="P14"/>
      <text:p text:style-name="P13"/>
      <text:p text:style-name="P15"># word_lengths(["<text:span text:style-name="T38">fire</text:span>", "<text:span text:style-name="T38">earth</text:span>", "<text:span text:style-name="T38">air</text:span>"]) =&gt; [<text:span text:style-name="T38">4</text:span>, 5, <text:span text:style-name="T38">3</text:span>]</text:p>
      <text:p text:style-name="P15">def word_lengths(words):</text:p>
      <text:p text:style-name="P16"><text:s text:c="4"/><text:span text:style-name="T38">lengths = </text:span><text:span text:style-name="T31">①</text:span><text:span text:style-name="T11"> </text:span><text:span text:style-name="T12"><text:s text:c="12"/></text:span><text:span text:style-name="T21"><text:s text:c="2"/></text:span><text:span text:style-name="T22">#initialize list</text:span></text:p>
      <text:p text:style-name="P15"><text:s text:c="4"/>for word in words:</text:p>
      <text:p text:style-name="P16"><text:s text:c="8"/><text:span text:style-name="T31">②</text:span><text:span text:style-name="T9"> </text:span><text:span text:style-name="T8"><text:s text:c="32"/></text:span><text:span text:style-name="T18"><text:s text:c="2"/></text:span><text:span text:style-name="T19">#incl word length</text:span></text:p>
      <text:p text:style-name="P15"><text:s text:c="4"/>return lengths</text:p>
      <text:p text:style-name="P15"/>
      <text:p text:style-name="P15"># concatenate_all(["<text:span text:style-name="T38">water</text:span>", "<text:span text:style-name="T38">air</text:span>", "<text:span text:style-name="T38">fire</text:span>"]) =&gt; "<text:span text:style-name="T38">waterairfire</text:span>"</text:p>
      <text:p text:style-name="P15">def concatenate_all(words):</text:p>
      <text:p text:style-name="P16"><text:s text:c="4"/>result = <text:span text:style-name="T31">③</text:span><text:span text:style-name="T9"> </text:span><text:span text:style-name="T10"><text:s text:c="12"/></text:span><text:span text:style-name="T20"><text:s/></text:span><text:span text:style-name="T21"><text:s/></text:span><text:span text:style-name="T22">#init result as which type?</text:span></text:p>
      <text:p text:style-name="P16"><text:s text:c="4"/>for <text:span text:style-name="T33">④</text:span><text:span text:style-name="T9"> </text:span><text:span text:style-name="T10"><text:s text:c="12"/></text:span><text:s/>in <text:span text:style-name="T33">⑤</text:span><text:span text:style-name="T9"> </text:span><text:span text:style-name="T10"><text:s text:c="12"/></text:span>:</text:p>
      <text:p text:style-name="P16"><text:s text:c="8"/><text:span text:style-name="T39">⑥</text:span><text:span text:style-name="T11"> </text:span><text:span text:style-name="T14"><text:s text:c="32"/></text:span><text:span text:style-name="T23"><text:s text:c="2"/></text:span><text:span text:style-name="T22">#concatenate</text:span></text:p>
      <text:p text:style-name="P16"><text:s text:c="4"/>return result</text:p>
      <text:p text:style-name="P19"># acronymize(["<text:span text:style-name="T38">earth</text:span>", "<text:span text:style-name="T38">air</text:span>", "<text:span text:style-name="T38">fire</text:span>", "<text:span text:style-name="T38">water</text:span>"]) =&gt; "<text:span text:style-name="T38">EAFW</text:span>"</text:p>
      <text:p text:style-name="P15">def acronymize(words):</text:p>
      <text:p text:style-name="P16"><text:span text:style-name="T41"><text:s text:c="4"/></text:span><text:span text:style-name="T39">⑦</text:span><text:span text:style-name="T9"> </text:span><text:span text:style-name="T8"><text:s text:c="32"/></text:span><text:span text:style-name="T18"><text:s text:c="2"/></text:span><text:span text:style-name="T22">#init acronym</text:span></text:p>
      <text:p text:style-name="P17"><text:span text:style-name="T35"><text:s text:c="4"/></text:span><text:span text:style-name="T40">⑧</text:span><text:span text:style-name="T9"> </text:span><text:span text:style-name="T8"><text:s text:c="32"/></text:span><text:span text:style-name="T35"><text:s text:c="2"/></text:span><text:span text:style-name="T37">#loop</text:span></text:p>
      <text:p text:style-name="P17"><text:span text:style-name="T35"><text:s text:c="8"/></text:span><text:span text:style-name="T40">⑨</text:span><text:span text:style-name="T8"> <text:s text:c="28"/></text:span><text:span text:style-name="T35"><text:s text:c="2"/></text:span><text:span text:style-name="T37">#add capital initial</text:span></text:p>
      <text:p text:style-name="P17"><text:span text:style-name="T35"><text:s text:c="4"/></text:span><text:span text:style-name="T40">⑩</text:span><text:span text:style-name="T9"> </text:span><text:span text:style-name="T8"><text:s text:c="32"/></text:span><text:span text:style-name="T37"><text:s text:c="2"/>#return acronym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Avenir Next" svg:font-family="'Avenir Nex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" fo:font-weight="600" style:font-size-asian="10.5pt" style:font-weight-asian="bold" style:font-weight-complex="normal"/>
    </style:style>
    <style:style style:name="MT2" style:family="text">
      <style:text-properties style:font-name="Avenir Nex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1f565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7-14T10:39:04.529866000</dc:date>
    <dc:creator>Neal Davis</dc:creator>
    <meta:editing-duration>PT3H50M55S</meta:editing-duration>
    <meta:editing-cycles>19</meta:editing-cycles>
    <meta:generator>LibreOffice/5.0.6.3$MacOSX_X86_64 LibreOffice_project/490fc03b25318460cfc54456516ea2519c11d1aa</meta:generator>
    <meta:document-statistic meta:table-count="0" meta:image-count="0" meta:object-count="0" meta:page-count="2" meta:paragraph-count="29" meta:word-count="143" meta:character-count="1274" meta:non-whitespace-character-count="832"/>
  </office:meta>
</office:document-meta>
</file>